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aekmuk Dotum" svg:font-family="'Baekmuk Dotum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ce:</text:p>
          </table:table-cell>
          <table:table-cell office:value-type="string" calcext:value-type="string">
            <text:p>Sum: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table:formula="of:=AVERAGE([.C2:.AZ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table:formula="of:=AVERAGE([.C3:.AZ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table:formula="of:=AVERAGE([.C4:.AZ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table:formula="of:=AVERAGE([.C5:.AZ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formula="of:=AVERAGE([.C6:.AZ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or</text:p>
          </table:table-cell>
          <table:table-cell table:formula="of:=AVERAGE([.C7:.AZ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um</text:p>
          </table:table-cell>
          <table:table-cell table:formula="of:=AVERAGE([.C8:.AZ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formula="of:=AVERAGE([.C9:.AZ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on</text:p>
          </table:table-cell>
          <table:table-cell table:formula="of:=AVERAGE([.C10:.AZ1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ris</text:p>
          </table:table-cell>
          <table:table-cell table:formula="of:=ABS([.$B$11]-[.B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table:formula="of:=ABS([.$B$11]-[.B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on</text:p>
          </table:table-cell>
          <table:table-cell table:formula="of:=ABS([.$B$11]-[.B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lum</text:p>
          </table:table-cell>
          <table:table-cell table:formula="of:=ABS([.$B$11]-[.B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table:formula="of:=ABS([.$B$11]-[.B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or</text:p>
          </table:table-cell>
          <table:table-cell table:formula="of:=ABS([.$B$11]-[.B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t</text:p>
          </table:table-cell>
          <table:table-cell table:formula="of:=ABS([.$B$11]-[.B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table:formula="of:=ABS([.$B$11]-[.B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table:formula="of:=ABS([.$B$11]-[.B2])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2:Sheet1.B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Baekmuk Dotum" svg:font-family="'Baekmuk Dotum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aekmuk Dotum" style:font-family-asian="'Baekmuk Dotum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0:01:15.604196737</meta:creation-date>
    <dc:date>2014-11-29T20:14:49.004820243</dc:date>
    <meta:editing-duration>PT5M12S</meta:editing-duration>
    <meta:editing-cycles>9</meta:editing-cycles>
    <meta:generator>LibreOffice/4.2.7.2$Linux_X86_64 LibreOffice_project/420m0$Build-2</meta:generator>
    <meta:document-statistic meta:table-count="1" meta:cell-count="47" meta:object-count="0"/>
  </office:meta>
</office:document-meta>
</file>